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ad_4" table:style-name="ta1">
        <table:shapes>
          <draw:frame draw:z-index="0" draw:style-name="gr1" draw:text-style-name="P1" svg:width="159.99mm" svg:height="89.99mm" svg:x="49.18mm" svg:y="31.55mm">
            <loext:p draw:notify-on-update-of-ranges="zad_4.G1:zad_4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W pojemniku znajdowało się pełno cieczy. Wylano z niego dziesięciokrotnie</text:p>
          </table:table-cell>
          <table:table-cell table:number-columns-repeated="4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666666666666" calcext:value-type="float">
            <text:p>0,666666666666</text:p>
          </table:table-cell>
        </table:table-row>
        <table:table-row table:style-name="ro1">
          <table:table-cell office:value-type="string" calcext:value-type="string">
            <text:p>33% jego aktualnej zawartości.</text:p>
          </table:table-cell>
          <table:table-cell table:number-columns-repeated="5"/>
          <table:table-cell table:formula="of:=[.G1]*[.$H$1]" office:value-type="float" office:value="0.666666666666" calcext:value-type="float">
            <text:p>0,666666666666</text:p>
          </table:table-cell>
          <table:table-cell/>
        </table:table-row>
        <table:table-row table:style-name="ro1">
          <table:table-cell table:number-columns-repeated="6"/>
          <table:table-cell table:formula="of:=[.G2]*[.$H$1]" office:value-type="float" office:value="0.444444444443555" calcext:value-type="float">
            <text:p>0,444444444443555</text:p>
          </table:table-cell>
          <table:table-cell/>
        </table:table-row>
        <table:table-row table:style-name="ro1">
          <table:table-cell office:value-type="string" calcext:value-type="string">
            <text:p>Przedstaw wykres kolumnowy kolejnych stanów pojemnika.</text:p>
          </table:table-cell>
          <table:table-cell table:number-columns-repeated="5"/>
          <table:table-cell table:formula="of:=[.G3]*[.$H$1]" office:value-type="float" office:value="0.296296296295407" calcext:value-type="float">
            <text:p>0,296296296295407</text:p>
          </table:table-cell>
          <table:table-cell/>
        </table:table-row>
        <table:table-row table:style-name="ro1">
          <table:table-cell table:number-columns-repeated="6"/>
          <table:table-cell table:formula="of:=[.G4]*[.$H$1]" office:value-type="float" office:value="0.197530864196741" calcext:value-type="float">
            <text:p>0,197530864196741</text:p>
          </table:table-cell>
          <table:table-cell/>
        </table:table-row>
        <table:table-row table:style-name="ro1">
          <table:table-cell table:number-columns-repeated="6"/>
          <table:table-cell table:formula="of:=[.G5]*[.$H$1]" office:value-type="float" office:value="0.131687242797695" calcext:value-type="float">
            <text:p>0,131687242797695</text:p>
          </table:table-cell>
          <table:table-cell/>
        </table:table-row>
        <table:table-row table:style-name="ro1">
          <table:table-cell table:number-columns-repeated="6"/>
          <table:table-cell table:formula="of:=[.G6]*[.$H$1]" office:value-type="float" office:value="0.0877914951983758" calcext:value-type="float">
            <text:p>0,087791495198376</text:p>
          </table:table-cell>
          <table:table-cell/>
        </table:table-row>
        <table:table-row table:style-name="ro1">
          <table:table-cell table:number-columns-repeated="6"/>
          <table:table-cell table:formula="of:=[.G7]*[.$H$1]" office:value-type="float" office:value="0.0585276634655253" calcext:value-type="float">
            <text:p>0,058527663465525</text:p>
          </table:table-cell>
          <table:table-cell/>
        </table:table-row>
        <table:table-row table:style-name="ro1">
          <table:table-cell table:number-columns-repeated="6"/>
          <table:table-cell table:formula="of:=[.G8]*[.$H$1]" office:value-type="float" office:value="0.0390184423103112" calcext:value-type="float">
            <text:p>0,039018442310311</text:p>
          </table:table-cell>
          <table:table-cell/>
        </table:table-row>
        <table:table-row table:style-name="ro1">
          <table:table-cell table:number-columns-repeated="6"/>
          <table:table-cell table:formula="of:=[.G9]*[.$H$1]" office:value-type="float" office:value="0.0260122948735148" calcext:value-type="float">
            <text:p>0,026012294873515</text:p>
          </table:table-cell>
          <table:table-cell/>
        </table:table-row>
        <table:table-row table:style-name="ro1">
          <table:table-cell table:number-columns-repeated="6"/>
          <table:table-cell table:formula="of:=[.G10]*[.$H$1]" office:value-type="float" office:value="0.0173415299156592" calcext:value-type="float">
            <text:p>0,0173415299156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08:29:24.109085304</dc:date>
    <meta:editing-duration>PT10M53S</meta:editing-duration>
    <meta:editing-cycles>1</meta:editing-cycles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zad_4.G1:zad_4.G11" svg:x="0.32cm" svg:y="0.18cm" svg:width="12.885cm" svg:height="8.64cm">
          <chartooo:coordinate-region svg:x="1.047cm" svg:y="0.38cm" svg:width="12.15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_4.G1:zad_4.G1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_4.G1:zad_4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">
                <text:p>0.66666666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4444444443555">
                <text:p>0.444444444443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96296295407">
                <text:p>0.296296296295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530864196741">
                <text:p>0.197530864196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687242797695">
                <text:p>0.131687242797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7914951983758">
                <text:p>0.0877914951983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5276634655253">
                <text:p>0.0585276634655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0184423103112">
                <text:p>0.0390184423103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0122948735148">
                <text:p>0.0260122948735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415299156592">
                <text:p>0.0173415299156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